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ans-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style:style>
    <style:style style:name="P2" style:family="paragraph" style:parent-style-name="Text_20_body">
      <style:text-properties style:font-name="Arial" fo:language="en" fo:country="GB" style:language-asian="zxx" style:country-asian="none" style:language-complex="zxx" style:country-complex="none"/>
    </style:style>
    <style:style style:name="P3" style:family="paragraph" style:parent-style-name="Text_20_body">
      <style:text-properties style:font-name="Arial" fo:language="en" fo:country="GB" style:font-name-asian="Andale Sans UI" style:language-asian="zxx" style:country-asian="none" style:font-name-complex="Tahoma" style:language-complex="zxx" style:country-complex="none"/>
    </style:style>
    <style:style style:name="P4" style:family="paragraph" style:parent-style-name="Text_20_body">
      <style:text-properties style:font-name="Arial" fo:language="zxx" fo:country="none" style:language-asian="zxx" style:country-asian="none" style:language-complex="zxx" style:country-complex="none"/>
    </style:style>
    <style:style style:name="P5" style:family="paragraph" style:parent-style-name="Text_20_body">
      <style:text-properties fo:language="en" fo:country="GB" style:language-asian="zxx" style:country-asian="none" style:language-complex="zxx" style:country-complex="none"/>
    </style:style>
    <style:style style:name="P6" style:family="paragraph" style:parent-style-name="Text_20_body">
      <style:paragraph-properties fo:text-align="center" style:justify-single-word="false"/>
    </style:style>
    <style:style style:name="P7" style:family="paragraph" style:parent-style-name="Standard">
      <style:paragraph-properties fo:text-align="center"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8" style:family="paragraph" style:parent-style-name="Standard">
      <style:paragraph-properties fo:text-align="start"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9" style:family="paragraph" style:parent-style-name="Standard">
      <style:text-properties style:font-name="Arial" fo:language="en" fo:country="GB" style:language-asian="zxx" style:country-asian="none" style:language-complex="zxx" style:country-complex="none"/>
    </style:style>
    <style:style style:name="P10" style:family="paragraph" style:parent-style-name="Code">
      <style:text-properties fo:language="en" fo:country="GB" style:language-asian="zxx" style:country-asian="none" style:language-complex="zxx" style:country-complex="none"/>
    </style:style>
    <style:style style:name="P11" style:family="paragraph" style:parent-style-name="Code">
      <style:text-properties style:font-name="Courier New1" fo:language="zxx" fo:country="none" style:language-asian="zxx" style:country-asian="none" style:language-complex="zxx" style:country-complex="none"/>
    </style:style>
    <style:style style:name="P12" style:family="paragraph" style:parent-style-name="Code">
      <style:paragraph-properties fo:margin-left="1.245cm" fo:margin-right="0cm" fo:text-indent="0cm" style:auto-text-indent="false"/>
      <style:text-properties fo:language="en" fo:country="GB" style:language-asian="zxx" style:country-asian="none" style:language-complex="zxx" style:country-complex="none"/>
    </style:style>
    <style:style style:name="P13" style:family="paragraph" style:parent-style-name="Standard">
      <style:paragraph-properties fo:margin-left="0cm" fo:margin-right="0cm" fo:text-align="center" style:justify-single-word="false" fo:text-indent="0cm" style:auto-text-indent="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14" style:family="paragraph" style:parent-style-name="Text_20_body">
      <style:paragraph-properties fo:margin-left="0cm" fo:margin-right="0cm" fo:text-indent="0cm" style:auto-text-indent="false"/>
      <style:text-properties style:font-name="Arial" fo:language="en" fo:country="GB" style:language-asian="zxx" style:country-asian="none" style:language-complex="zxx" style:country-complex="none"/>
    </style:style>
    <style:style style:name="P15" style:family="paragraph" style:parent-style-name="Text_20_body">
      <style:paragraph-properties fo:margin-left="0cm" fo:margin-right="0cm" fo:text-align="center" style:justify-single-word="false" fo:text-indent="0cm" style:auto-text-indent="false"/>
    </style:style>
    <style:style style:name="P16" style:family="paragraph" style:parent-style-name="Standard" style:master-page-name="First_20_Page">
      <style:paragraph-properties fo:text-align="center" style:justify-single-word="false" style:page-number="auto"/>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17" style:family="paragraph" style:parent-style-name="Text_20_body">
      <style:text-properties style:font-name="Arial" fo:language="en" fo:country="GB" style:language-asian="zxx" style:country-asian="none" style:language-complex="zxx" style:country-complex="none"/>
    </style:style>
    <style:style style:name="P18" style:family="paragraph" style:parent-style-name="Text_20_body" style:list-style-name="L1">
      <style:text-properties style:font-name="Arial" fo:language="en" fo:country="GB" style:language-asian="zxx" style:country-asian="none" style:language-complex="zxx" style:country-complex="none"/>
    </style:style>
    <style:style style:name="P19" style:family="paragraph" style:parent-style-name="Text_20_body" style:list-style-name="L2">
      <style:text-properties style:font-name="Arial" fo:language="en" fo:country="GB" style:language-asian="zxx" style:country-asian="none" style:language-complex="zxx" style:country-complex="none"/>
    </style:style>
    <style:style style:name="P20" style:family="paragraph" style:parent-style-name="Text_20_body" style:list-style-name="L3">
      <style:text-properties style:font-name="Arial" fo:language="en" fo:country="GB" style:font-name-asian="Andale Sans UI" style:language-asian="zxx" style:country-asian="none" style:font-name-complex="Tahoma" style:language-complex="zxx" style:country-complex="none"/>
    </style:style>
    <style:style style:name="P21" style:family="paragraph" style:parent-style-name="Text_20_body" style:list-style-name="L2"/>
    <style:style style:name="P22" style:family="paragraph" style:parent-style-name="Text_20_body">
      <style:text-properties fo:language="en" fo:country="GB" style:language-asian="zxx" style:country-asian="none" style:language-complex="zxx" style:country-complex="none"/>
    </style:style>
    <style:style style:name="P23" style:family="paragraph" style:parent-style-name="Text_20_body" style:list-style-name="L1">
      <style:text-properties fo:language="en" fo:country="GB" style:language-asian="zxx" style:country-asian="none" style:language-complex="zxx" style:country-complex="none"/>
    </style:style>
    <style:style style:name="P24" style:family="paragraph" style:parent-style-name="Heading_20_1">
      <style:text-properties style:font-name="Arial" fo:language="en" fo:country="GB" style:language-asian="zxx" style:country-asian="none" style:language-complex="zxx" style:country-complex="none"/>
    </style:style>
    <style:style style:name="P25" style:family="paragraph" style:parent-style-name="Heading_20_1">
      <style:text-properties fo:language="en" fo:country="GB" style:language-asian="zxx" style:country-asian="none" style:language-complex="zxx" style:country-complex="none"/>
    </style:style>
    <style:style style:name="P26" style:family="paragraph" style:parent-style-name="Heading_20_2">
      <style:text-properties style:font-name="Arial" fo:language="en" fo:country="GB" style:language-asian="zxx" style:country-asian="none" style:language-complex="zxx" style:country-complex="none"/>
    </style:style>
    <style:style style:name="P27" style:family="paragraph" style:parent-style-name="Heading_20_2">
      <style:text-properties fo:language="en" fo:country="GB" style:language-asian="zxx" style:country-asian="none" style:language-complex="zxx" style:country-complex="none"/>
    </style:style>
    <style:style style:name="P28" style:family="paragraph" style:parent-style-name="Heading_20_2">
      <style:paragraph-properties fo:margin-top="0.423cm" fo:margin-bottom="0.212cm" fo:keep-with-next="always"/>
      <style:text-properties style:font-name="Arial" fo:language="en" fo:country="GB" style:font-name-asian="Andale Sans UI" style:language-asian="zxx" style:country-asian="none" style:font-name-complex="Tahoma" style:language-complex="zxx" style:country-complex="none"/>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language="en" fo:country="GB" style:language-asian="zxx" style:country-asian="none" style:language-complex="zxx" style:country-complex="none"/>
    </style:style>
    <style:style style:name="T2" style:family="text">
      <style:text-properties style:font-name="Arial"/>
    </style:style>
    <style:style style:name="T3" style:family="text">
      <style:text-properties style:font-name="Arial" style:font-name-asian="Andale Sans UI" style:font-name-complex="Tahoma"/>
    </style:style>
    <style:style style:name="T4" style:family="text">
      <style:text-properties style:font-name="Arial" fo:language="en" fo:country="GB" style:language-asian="zxx" style:country-asian="none" style:language-complex="zxx" style:country-complex="none"/>
    </style:style>
    <style:style style:name="T5" style:family="text">
      <style:text-properties style:font-name-asian="Andale Sans UI" style:font-name-complex="Tahoma"/>
    </style:style>
    <style:style style:name="T6" style:family="text">
      <style:text-properties style:font-name="Arial2"/>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7"/>
      <text:p text:style-name="P7"/>
      <text:p text:style-name="P7"/>
      <text:p text:style-name="P8"/>
      <text:p text:style-name="P7"/>
      <text:p text:style-name="P13">FabOS</text:p>
      <text:p text:style-name="P15"/>
      <text:p text:style-name="P13"/>
      <text:p text:style-name="P7"/>
      <text:p text:style-name="P7">Programmers guide<text:line-break/></text:p>
      <text:p text:style-name="P9"/>
      <text:p text:style-name="P6"/>
      <text:p text:style-name="P6"/>
      <text:p text:style-name="P6"/>
      <text:p text:style-name="P6"/>
      <text:p text:style-name="P6"/>
      <text:p text:style-name="P6">© 2010 Fabian Huslik</text:p>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29">Content</text:p>
          </text:index-title>
          <text:p text:style-name="P30"><text:s/>1.What is FabOS<text:tab/>3</text:p>
          <text:p text:style-name="P30"><text:s/>2.Concepts<text:tab/>4</text:p>
          <text:p text:style-name="P30"><text:s/>3.Set up of the operating system<text:tab/>5</text:p>
          <text:p text:style-name="P31"><text:s/>3.1.User configuration in FabOS_config.h<text:tab/>5</text:p>
          <text:p text:style-name="P31"><text:s/>3.2.OS_DeclareTask(TaskName, StackSize);<text:tab/>5</text:p>
          <text:p text:style-name="P31"><text:s/>3.3.Scheduling Timer<text:tab/>6</text:p>
          <text:p text:style-name="P31"><text:s/>3.4.void OS_CustomISRCode() ;<text:tab/>6</text:p>
          <text:p text:style-name="P31"><text:s/>3.5.The main()<text:tab/>6</text:p>
          <text:p text:style-name="P31"><text:s/>3.6.Preemptive tasks<text:tab/>7</text:p>
          <text:p text:style-name="P31"><text:s/>3.7.Idle task<text:tab/>7</text:p>
          <text:p text:style-name="P30"><text:s/>4.Initialize the operating system<text:tab/>8</text:p>
          <text:p text:style-name="P31"><text:s/>4.1.void CPU_init()<text:tab/>8</text:p>
          <text:p text:style-name="P31"><text:s/>4.2.void OS_CreateTask( TaskName, uint8_t taskNum)<text:tab/>8</text:p>
          <text:p text:style-name="P31"><text:s/>4.3.void OS_StartExecution() <text:tab/>8</text:p>
          <text:p text:style-name="P30"><text:s/>5.Mutexes<text:tab/>9</text:p>
          <text:p text:style-name="P31"><text:s/>5.1.void OS_MutexGet(int8_t mutexNum);<text:tab/>9</text:p>
          <text:p text:style-name="P31"><text:s/>5.2.void OS_MutexRelease(int8_t mutexNum);<text:tab/>9</text:p>
          <text:p text:style-name="P30"><text:s/>6.Alarms<text:tab/>10</text:p>
          <text:p text:style-name="P31"><text:s/>6.1.void OS_WaitTicks( uint16_t numTicks) ; <text:tab/>10</text:p>
          <text:p text:style-name="P31"><text:s/>6.2.void OS_SetAlarm(uint8_t TaskID, uint16_t numTicks ); <text:tab/>10</text:p>
          <text:p text:style-name="P31"><text:s/>6.3.void OS_WaitAlarm(); <text:tab/>10</text:p>
          <text:p text:style-name="P30"><text:s/>7.Events<text:tab/>11</text:p>
          <text:p text:style-name="P31"><text:s/>7.1.void OS_SetEvent(uint8_t TaskID, uint8_t EventMask)<text:tab/>11</text:p>
          <text:p text:style-name="P31"><text:s/>7.2.uint8_t OS_WaitEvent(uint8_t EventMask) <text:tab/>11</text:p>
          <text:p text:style-name="P31"><text:s/>7.3.uint8_t OS_WaitEventTimeout(uint8_t EventMask, uint16_t numTicks )<text:tab/>11</text:p>
          <text:p text:style-name="P30"><text:s/>8.Queues<text:tab/>12</text:p>
          <text:p text:style-name="P31"><text:s/>8.1.uint8_t OS_QueueIn(OS_Queue_t* pQueue , uint8_t *pByte)<text:tab/>12</text:p>
          <text:p text:style-name="P31"><text:s/>8.2.uint8_t OS_QueueOut(OS_Queue_t* pQueue, uint8_t *pByte)<text:tab/>12</text:p>
          <text:p text:style-name="P30"><text:s/>9.Internal functions (normally not used by the user)<text:tab/>13</text:p>
          <text:p text:style-name="P31"><text:s/>9.1.ISR <text:s/>(OS_ScheduleISR)__attribute__ ((naked,signal)); <text:tab/>13</text:p>
          <text:p text:style-name="P31"><text:s/>9.2.void OS_CreateTaskInt( void (*t)(), uint8_t taskNum, uint8_t *stack, uint8_t stackSize ) <text:tab/>13</text:p>
          <text:p text:style-name="P31"><text:s/>9.3.int8_t OS_GetNextTaskNumber()<text:tab/>13</text:p>
          <text:p text:style-name="P31"><text:s/>9.4.void OS_Reschedule()__attribute__ ((naked))<text:tab/>13</text:p>
          <text:p text:style-name="P30"><text:s/>10.Helper functions<text:tab/>14</text:p>
          <text:p text:style-name="P31"><text:s/>10.1.void OS_ErrorHook(uint8_t ErrNo)<text:tab/>14</text:p>
          <text:p text:style-name="P31"><text:s/>10.2.uint16_t OS_GetUnusedStack (uint8_t TaskID)<text:tab/>14</text:p>
          <text:p text:style-name="P31"><text:s/>10.3.void OS_GetTicks(uint32_t* pTime) <text:tab/>14</text:p>
          <text:p text:style-name="P31"><text:s/>10.4.uint8_t OS_GetQueueSpace(OS_Queue_t* pQueue)<text:tab/>14</text:p>
          <text:p text:style-name="P30"><text:s/>11.Programming hints<text:tab/>15</text:p>
          <text:p text:style-name="P31"><text:s/>11.1.Create a cyclic task<text:tab/>15</text:p>
          <text:p text:style-name="P30"><text:s/>12.Program example<text:tab/>16</text:p>
        </text:index-body>
      </text:table-of-content>
      <text:h text:style-name="P24" text:outline-level="1">What is FabOS</text:h>
      <text:p text:style-name="P2">FabOS is a lightweight embedded operating system completely written in C using as less RAM <text:s/>and code space as possible.</text:p>
      <text:p text:style-name="P2">It is -as far as possible- independent of the compiler and processor used.</text:p>
      <text:p text:style-name="P2">Footprint:</text:p>
      <text:p text:style-name="P2">For 4 Tasks (including idle) with 3 Mutexes it takes 29 to 41 bytes RAM and 1670 to 1932 bytes code. This values are net values. The stack space for every task and possibly used queue space is to be added.</text:p>
      <text:p text:style-name="P2">Key features:</text:p>
      <text:list xml:id="list20524351" text:style-name="L1">
        <text:list-item>
          <text:p text:style-name="P18"><text:span text:style-name="T6">Preemtive real time task scheduling</text:span> </text:p>
        </text:list-item>
        <text:list-item>
          <text:p text:style-name="P23">Mutexes with priority inversion</text:p>
        </text:list-item>
        <text:list-item>
          <text:p text:style-name="P23">Up to 8 Events per task</text:p>
        </text:list-item>
        <text:list-item>
          <text:p text:style-name="P23"><text:span text:style-name="T6">User defined Queues</text:span> </text:p>
        </text:list-item>
        <text:list-item>
          <text:p text:style-name="P23">One timed Alarm per Task</text:p>
        </text:list-item>
        <text:list-item>
          <text:p text:style-name="P23"><text:span text:style-name="T6">Flexible OS-tick timer interrupt - any interrupt source can be used for scheduling</text:span> </text:p>
        </text:list-item>
        <text:list-item>
          <text:p text:style-name="P23">The scheduling interrupt remains usable for the application</text:p>
        </text:list-item>
        <text:list-item>
          <text:p text:style-name="P23"><text:span text:style-name="T6">Idle task, which runs on "native" stack</text:span> </text:p>
        </text:list-item>
        <text:list-item>
          <text:p text:style-name="P23">Optional run-time checks</text:p>
        </text:list-item>
        <text:list-item>
          <text:p text:style-name="P23"><text:span text:style-name="T6">Easy to use and to understand</text:span> </text:p>
        </text:list-item>
      </text:list>
      <text:h text:style-name="P24" text:outline-level="1">Concepts</text:h>
      <text:p text:style-name="P2">This is a static operating system.</text:p>
      <text:p text:style-name="P2">The switching of the tasks is done in a not-cooperative way, so called preemptive task switching. The task switch is done by storing the context (all registers + CPU state) on top of the stack of the task and restoring the context of the other task. </text:p>
      <text:p text:style-name="P2">After the safe and restore operation, the processing of the task is continued, as if nothing happened.</text:p>
      <text:p text:style-name="P2">The interrupt stack resides on top of the stack of the actual task.</text:p>
      <text:p text:style-name="P2"/>
      <text:p text:style-name="P2">A System consists of some tasks, which are declared as a “void” function with the following structure:</text:p>
      <text:p text:style-name="P10">void myTask(void) </text:p>
      <text:p text:style-name="P10">{</text:p>
      <text:p text:style-name="P12">while(1)</text:p>
      <text:p text:style-name="P12">{</text:p>
      <text:p text:style-name="P12"><text:s/>… your code …</text:p>
      <text:p text:style-name="P12">}</text:p>
      <text:p text:style-name="P10">}</text:p>
      <text:p text:style-name="P2">Each if this task-functions consists of an eternal loop with your instructions.<text:line-break/>The switching between the tasks is then done preemptively by the task-switching interrupt.<text:line-break/>Each task has its own stack, provided by a globally declared byte array.</text:p>
      <text:p text:style-name="P2">The idle task does not have a stack-array declared. Instead it uses the unused "ordinary" stack at the end of RAM. The idle task consists of an infinite loop placed after the call of OS_StartExecution().</text:p>
      <text:p text:style-name="P2">Restrictions:</text:p>
      <text:list xml:id="list20519183" text:style-name="L2">
        <text:list-item>
          <text:p text:style-name="P19">This is a static operating system. </text:p>
        </text:list-item>
        <text:list-item>
          <text:p text:style-name="P19">A OS element once created, exists forever.</text:p>
        </text:list-item>
        <text:list-item>
          <text:p text:style-name="P21"><text:span text:style-name="T4">The use of malloc() is not preferred in a static environment.</text:span></text:p>
        </text:list-item>
        <text:list-item>
          <text:p text:style-name="P19">One Task has a fixed priority, which is related to the ID. Lower IDs come first.</text:p>
        </text:list-item>
        <text:list-item>
          <text:p text:style-name="P21"><text:span text:style-name="T4">Queues are static.</text:span></text:p>
        </text:list-item>
      </text:list>
      <text:p text:style-name="P14"/>
      <text:p text:style-name="Text_20_body">There are some macros defined to ease the configuration.<text:line-break/>Please take a look at the example code for clarification.</text:p>
      <text:h text:style-name="P25" text:outline-level="1">Set up of the operating system</text:h>
      <text:h text:style-name="P26" text:outline-level="2">User configuration in FabOS_config.h</text:h>
      <text:p text:style-name="P10">#define OS_NUMTASKS 3 </text:p>
      <text:p text:style-name="P5">Set the total number of <text:s/>tasks excluding the idle task. (number of OS_CreateTask – function calls) <text:line-break/>The maximum number is 8.</text:p>
      <text:p text:style-name="P5"/>
      <text:p text:style-name="P10">#define OS_NUMMUTEX 3 </text:p>
      <text:p text:style-name="P5">Set the total number of different mutexes.</text:p>
      <text:p text:style-name="P5">The maximum number is 8.</text:p>
      <text:p text:style-name="P5"/>
      <text:p text:style-name="P10">#define OS_ScheduleISR TIMER1_COMPA_vect </text:p>
      <text:p text:style-name="P5">Preset the interrupt vector which is used for task scheduling.</text:p>
      <text:p text:style-name="P5">The user has to set up the cyclic timer interrupt within the CPU_Init() function.</text:p>
      <text:p text:style-name="P5">If any additional code has to be executed in this interrupt, the function "OS_CustomISRCode() " can be filled with this code.</text:p>
      <text:p text:style-name="P5"/>
      <text:p text:style-name="P10">#define OS_USECLOCK 1</text:p>
      <text:p text:style-name="P5">Use a 32-bit OS tick counter, which can be read by OS_GetTicks(uint32_t* pTime)</text:p>
      <text:p text:style-name="P10"/>
      <text:p text:style-name="P10">#define OS_USECOMBINED 1 <text:tab/></text:p>
      <text:p text:style-name="P5">Use "OS_WaitEventTimeout()" which is easier to use, than combining alarms and events to get the functionality.</text:p>
      <text:p text:style-name="P10"/>
      <text:p text:style-name="P10">#define OS_USEEXTCHECKS 1</text:p>
      <text:p text:style-name="Text_20_body">Prevent false API usage (e.g. waiting in idle task)</text:p>
      <text:p text:style-name="P10"/>
      <text:p text:style-name="P10">#define OS_USEMEMCHECKS 1</text:p>
      <text:p text:style-name="P5">Enable the OS_get_unused_Stack function.</text:p>
      <text:p text:style-name="P5"/>
      <text:p text:style-name="P10">#define OS_UNUSEDMASK 0xee</text:p>
      <text:p text:style-name="P5">Set the value to be written into unused memory. </text:p>
      <text:p text:style-name="P5">Used by "OS_get_unused_Stack()"</text:p>
      <text:h text:style-name="P27" text:outline-level="2">OS_DeclareTask(TaskName, StackSize);</text:h>
      <text:p text:style-name="P5">This is a macro for the task function prototype definition, as well as the stack allocation. It is to be used outside of main(), where global variables are declared. The task name is then used as the name of the void function, which declares the task. For the stack, t<text:span text:style-name="T2">he prefix “Stack” is <text:s/>prepended.</text:span><text:line-break/>Stack size is given in bytes for each task. <text:span text:style-name="T2">The space must be dimensioned at least 34 bytes larger than calculated, because the task context is stored there at a task change. Provide extra stack space on top for interrupts, because every interrupt can occur within every task.</text:span></text:p>
      <text:p text:style-name="P2">The remaining unused stack size can be checked by t OS_get_unused_stack(TaskID) function.</text:p>
      <text:p text:style-name="P2">An example may look like:</text:p>
      <text:p text:style-name="Code">OS_DeclareTask(myTask,200); </text:p>
      <text:p text:style-name="P4"><text:soft-page-break/>and expands as follows:</text:p>
      <text:p text:style-name="P11">void MyTask(void); // function prototype</text:p>
      <text:p text:style-name="P11">uint8_t StackMyTask[200]; // task stack definition</text:p>
      <text:h text:style-name="P27" text:outline-level="2">Scheduling Timer</text:h>
      <text:p text:style-name="P5">The used timer interrupt is to be defined in FabOS_config.h for example:</text:p>
      <text:p text:style-name="Code">#define OS_ScheduleISR TIMER1_COMPA_vect</text:p>
      <text:p text:style-name="P5">Or any other valid interrupt of the processor.</text:p>
      <text:p text:style-name="P5">In the CPUinit() the used timer interrupt is to be set up with global interrupts disabled. An useful frequency for the ISR is 1 to 10 ms, depending on the application.</text:p>
      <text:p text:style-name="P5">The user (you) is in charge to make the interrupt happen in the wanted OS cycle time.</text:p>
      <text:p text:style-name="P5">If the Interrupt is activated before OS_StartExecution(), the OS will be corrupted.</text:p>
      <text:h text:style-name="P26" text:outline-level="2">void OS_CustomISRCode() ;</text:h>
      <text:p text:style-name="P2">Function to be provided in the users code, if something has to be done in the timer-tick-ISR. This function will be executed inside the ISR context. A good example is to set a compare register to some value to make the next timer interrupt occur at the correct time. The following is only an example. Do not enable interrupts globally. This is done by the call of OS_StartExecution().</text:p>
      <text:p text:style-name="P10">void OS_CustomISRCode(void)</text:p>
      <text:p text:style-name="P10">{</text:p>
      <text:p text:style-name="P10"><text:tab/>// TODO add your Timer ISR here</text:p>
      <text:p text:style-name="Code"><text:tab/>TCNT1 =0; <text:s/>// reset the timer on ISR</text:p>
      <text:p text:style-name="Code">}</text:p>
      <text:h text:style-name="P27" text:outline-level="2">The main()</text:h>
      <text:p text:style-name="P5">The main() function consists of the following items:</text:p>
      <text:p text:style-name="P5"/>
      <text:p text:style-name="P5">The main function itself:</text:p>
      <text:p text:style-name="P10">int main(void)</text:p>
      <text:p text:style-name="P10">{</text:p>
      <text:p text:style-name="P5">Initialisation of the CPU with global interrupts disabled:</text:p>
      <text:p text:style-name="P10"><text:tab/>CPU_init();</text:p>
      <text:p text:style-name="P5"/>
      <text:p text:style-name="P5">The creation of the tasks (up to NUMTASKS) with priority, where 0 is highest prio; The same priority (also used as Task ID) can only appear once.:</text:p>
      <text:p text:style-name="P10"><text:tab/>OS_CreateTask(Task1, 0);</text:p>
      <text:p text:style-name="P10"><text:tab/>OS_CreateTask(Task2, 1);</text:p>
      <text:p text:style-name="P10"><text:tab/>OS_CreateTask(Task3, 2);</text:p>
      <text:p text:style-name="P5"/>
      <text:p text:style-name="P5">Starting of the Operating System:</text:p>
      <text:p text:style-name="P10"><text:tab/>OS_StartExecution() ;</text:p>
      <text:p text:style-name="P10"><text:tab/>while(1)</text:p>
      <text:p text:style-name="P10"><text:tab/>{</text:p>
      <text:p text:style-name="P10"><text:tab/><text:tab/>// THIS IS the idle task, which must never exit.</text:p>
      <text:p text:style-name="P10"><text:tab/>}</text:p>
      <text:p text:style-name="P10">}</text:p>
      <text:p text:style-name="Text_20_body">If the function exits by accident, the CPU will reset or some other unpredictable results will occur.</text:p>
      <text:h text:style-name="P27" text:outline-level="2"><text:soft-page-break/>Preemptive tasks</text:h>
      <text:p text:style-name="P2">A System consists of some tasks, which are declared as a “void” function with the following structure:</text:p>
      <text:p text:style-name="P10">void Task(void) { … your code ...}</text:p>
      <text:p text:style-name="P5">A Task must never exit the function. Therefore the following is the minimum for a task. </text:p>
      <text:p text:style-name="P10">void Task(void) </text:p>
      <text:p text:style-name="P10">{ </text:p>
      <text:p text:style-name="P12">while(1)</text:p>
      <text:p text:style-name="P12">{</text:p>
      <text:p text:style-name="P12"><text:tab/>// add your code here...</text:p>
      <text:p text:style-name="P12">}</text:p>
      <text:p text:style-name="P12">// this line must never be hit!</text:p>
      <text:p text:style-name="P10">}</text:p>
      <text:p text:style-name="Text_20_body">If the function exits by accident, the CPU will reset or some other unpredictable results will occur. (e.g. infinite loop with no scheduling active)</text:p>
      <text:p text:style-name="P2">The prototype and definition of the task stack via a byte array, is declared by using the macro:</text:p>
      <text:p text:style-name="Code">OS_DeclareTask(TaskName,Stacksize).</text:p>
      <text:h text:style-name="Heading_20_2" text:outline-level="2">Idle task</text:h>
      <text:p text:style-name="Text_20_body">This is the code, which comes right after <text:span text:style-name="T1">OS_StartExecution() in main().</text:span></text:p>
      <text:p text:style-name="P5">Inside the idle task, it is not allowed to exit the function (so exiting main()) and it is also not allowed to use OS_Wait functions.</text:p>
      <text:p text:style-name="P5">Which means, the idle task can only use:</text:p>
      <text:p text:style-name="P10">void <text:tab/>OS_SetEvent(uint8_t EventMask, uint8_t TaskID);</text:p>
      <text:p text:style-name="P10">void <text:tab/>OS_MutexGet(int8_t mutexID); </text:p>
      <text:p text:style-name="P10">void <text:tab/>OS_MutexRelease(int8_t mutexID); </text:p>
      <text:p text:style-name="P10">void <text:tab/>OS_SetAlarm(uint8_t TaskID, uint16_t numTicks ); </text:p>
      <text:p text:style-name="P10">uint8_t<text:tab/>OS_QueueIn(OS_Queue_t* pQueue , uint8_t byte); </text:p>
      <text:p text:style-name="P10">uint8_t<text:tab/>OS_QueueOut(OS_Queue_t* pQueue, uint8_t *pByte); </text:p>
      <text:p text:style-name="P10">uint16_t<text:tab/>OS_GetUnusedStack (uint8_t TaskID); </text:p>
      <text:p text:style-name="P10">void <text:tab/>OS_GetTicks(uint32_t* pTime); </text:p>
      <text:p text:style-name="P5"/>
      <text:h text:style-name="P25" text:outline-level="1">Initialize the operating system</text:h>
      <text:h text:style-name="P26" text:outline-level="2">void CPU_init()</text:h>
      <text:p text:style-name="P2">In this function, which is provided by you, initialize the CPU and the timer interrupts including the cyclic task scheduling interrupt, but do not yet enable the global interrupts. This would confuse the scheduler. <text:s/></text:p>
      <text:h text:style-name="P26" text:outline-level="2">void OS_CreateTask( TaskName, uint8_t taskNum)</text:h>
      <text:p text:style-name="P2">Creates a task. This function is realized as a macro to simplify the API;</text:p>
      <text:p text:style-name="P2">First Parameter is a pointer to a void function, which implements the task. Inside this function all OS – API calls can be used.</text:p>
      <text:p text:style-name="P2">Second parameter is the task number, where also the task number defines the tasks priority. Task 0 has the highest priority. Task 7 is the lowest priority. The maximum number of tasks is 8. (so the highest number here is 7)</text:p>
      <text:p text:style-name="P2">In a bigger application it may be useful to use macros for the task IDs.</text:p>
      <text:p text:style-name="P2"/>
      <text:p text:style-name="P2">An example may look like:</text:p>
      <text:p text:style-name="Code">OS_CreateTask( myTask, 1);</text:p>
      <text:p text:style-name="P2">and expands to:</text:p>
      <text:p text:style-name="Code">OS_TaskCreateInt(myTask, 1, StackmyTask , sizeof(StackmyTask));</text:p>
      <text:p text:style-name="P2">which is the internal task creation function, which joins the task function and the task stack.</text:p>
      <text:h text:style-name="P26" text:outline-level="2">void OS_StartExecution() </text:h>
      <text:p text:style-name="Text_20_body">Start the operating system; All tasks are executed at least once. This function returns, if no task is to be run for the first time. The code after this function call is the idle task. So this function must be followed by an infinite loop. If this function exits, there will be an uncontrolled reset of the processor.</text:p>
      <text:h text:style-name="P25" text:outline-level="1">Mutexes</text:h>
      <text:h text:style-name="P26" text:outline-level="2">void OS_MutexGet(int8_t mutexNum);</text:h>
      <text:p text:style-name="P2">Get a mutex when entering a critical section. If the mutex is occupied, the scheduling will switch to the task, which is blocking the mutex. Otherwise the mutex will be locked and the execution continues right away.<text:line-break/>The total number of mutexes is limited to NUMMUTEX.</text:p>
      <text:p text:style-name="P2">Trying to get the same mutex twice without releasing it, leads to an eternal loop.</text:p>
      <text:p text:style-name="P2">Triggers re-scheduling.</text:p>
      <text:h text:style-name="P26" text:outline-level="2">void OS_MutexRelease(int8_t mutexNum);</text:h>
      <text:p text:style-name="P2">Release the mutex at the end of a critical section. A re-scheduling will be done, if another task is waiting for the mutex.</text:p>
      <text:p text:style-name="P2">Triggers re-scheduling.</text:p>
      <text:h text:style-name="P25" text:outline-level="1">Alarms</text:h>
      <text:h text:style-name="P26" text:outline-level="2">void OS_WaitTicks( uint16_t <text:span text:style-name="T5">numTicks</text:span>) ; </text:h>
      <text:p text:style-name="P2">Inactivate Task and wait for the specified number of OS ticks.</text:p>
      <text:p text:style-name="P2">Triggers re-scheduling. This is a macro, which uses OS_SetAlarm and OS_WaitAlarm.</text:p>
      <text:h text:style-name="P26" text:outline-level="2">void OS_SetAlarm(uint8_t TaskID, uint16_t numTicks ); </text:h>
      <text:p text:style-name="P2">Set Alarm for own or other task and continue. An alarm will be registered for the specified task. To remove an alarm, set it again with numTicks = 0;</text:p>
      <text:p text:style-name="P2">Only one alarm per task can be set at a time per task.</text:p>
      <text:h text:style-name="P26" text:outline-level="2">void OS_WaitAlarm(); </text:h>
      <text:p text:style-name="P2">Inactivate Task and wait for an alarm to expire.</text:p>
      <text:p text:style-name="P2">Triggers re-scheduling.</text:p>
      <text:h text:style-name="P25" text:outline-level="1">Events</text:h>
      <text:h text:style-name="P27" text:outline-level="2">void OS_SetEvent(uint8_t TaskID, uint8_t EventMask)</text:h>
      <text:p text:style-name="P5">Set one or more events (8 bit EventMask) for one task.</text:p>
      <text:p text:style-name="P5">Each task has up to 8 events, which are realized by a bitmask.</text:p>
      <text:p text:style-name="P5">You can send one or more events to another task. It will wake up, if it waits for at least one of the events. If you send events, and the task is not waiting for it, it will just continue, if it later waits for it. (Events are never lost)</text:p>
      <text:p text:style-name="P2">Triggers re-scheduling.</text:p>
      <text:h text:style-name="P27" text:outline-level="2">uint8_t OS_WaitEvent(uint8_t EventMask) </text:h>
      <text:p text:style-name="P5"><text:span text:style-name="T2">Inactivate Task and </text:span>wait for one or more events. Return value is the bit-mask of the event(s), which lead to task reactivation. If the return value is zero, the task was activated by an expired alarm.</text:p>
      <text:p text:style-name="P5">To do a waitEvent with timeout, you can do:</text:p>
      <text:p text:style-name="P10">SetAlarm(ThisTask, MyTimeout);<text:line-break/>ret = WaitEvent(myEventMask);</text:p>
      <text:p text:style-name="P5">if (ret == 0) , then you had a timeout.</text:p>
      <text:p text:style-name="P5">You have to disable the alarm in case of avant success.</text:p>
      <text:p text:style-name="P2">Triggers re-scheduling.</text:p>
      <text:p text:style-name="P5">...or just use the following simplified function.</text:p>
      <text:h text:style-name="P28" text:outline-level="2">uint8_t OS_WaitEventTimeout(uint8_t EventMask, uint16_t numTicks )</text:h>
      <text:p text:style-name="P5"><text:span text:style-name="T3">Inactivate Task and w</text:span><text:span text:style-name="T3">ait for an event in combination with a timeout.</text:span></text:p>
      <text:p text:style-name="P3">Continues, if:</text:p>
      <text:list xml:id="list20509001" text:style-name="L3">
        <text:list-item>
          <text:p text:style-name="P20">the timeout has expired (return value is 0)</text:p>
        </text:list-item>
        <text:list-item>
          <text:p text:style-name="P20">if an event had occurred (return value is the event, which lead to activation)</text:p>
        </text:list-item>
      </text:list>
      <text:p text:style-name="P3">Triggers re-scheduling.</text:p>
      <text:p text:style-name="P3"/>
      <text:p text:style-name="P3">This is a function, which uses the alarm of the task. This means, it just overwrites a possibly existing alarm.</text:p>
      <text:h text:style-name="P25" text:outline-level="1">Queues</text:h>
      <text:p text:style-name="P2">The queue memory must be globally declared and initialized as follows:</text:p>
      <text:p text:style-name="P10">OS_DeclareQueue(QueueName,(Number of Elements),(Element Size));</text:p>
      <text:p text:style-name="P2">It is to be used outside of main(), where global variables are declared. </text:p>
      <text:p text:style-name="Text_20_body">For example:</text:p>
      <text:p text:style-name="P10">OS_DeclareQueue(myQueue,100,4);</text:p>
      <text:p text:style-name="P5">declares a Queue named "myQueue" which has room for 100 elements of a size of 4 bytes. Pay attention: only 99 positions are usable, the last one is used as full/empty recognition.</text:p>
      <text:p text:style-name="P5"/>
      <text:p text:style-name="P5">Technical information: </text:p>
      <text:p text:style-name="P5">The macro</text:p>
      <text:p text:style-name="P10">OS_DeclareQueue(myQueue,100,4);</text:p>
      <text:p text:style-name="Text_20_body">expands to:</text:p>
      <text:p text:style-name="P10">uint8_t OSQDmyQueue[100*4]; // OS Queue Data</text:p>
      <text:p text:style-name="P10">OS_Queue_t myQueue = {0,0,4,100*4,OSQDmyQueue} // Queue struct</text:p>
      <text:p text:style-name="P5">that means, it declares an array for the queue data and a queue struct, which contains the information and pointers to the data array.</text:p>
      <text:h text:style-name="P27" text:outline-level="2">uint8_t OS_QueueIn(OS_Queue_t* pQueue , uint8_t *pByte)</text:h>
      <text:p text:style-name="P5"><text:span text:style-name="T2">Put an element </text:span>into<text:span text:style-name="T2"> a FIFO queue. Return value is 1 if queue is full.</text:span></text:p>
      <text:p text:style-name="Text_20_body"/>
      <text:p text:style-name="Text_20_body">Then a 32bit-value can be stored to a queue as follows:</text:p>
      <text:p text:style-name="Code">OS_QueueIn(&amp;myQueue,(uint8_t*)&amp;my32BitValue);</text:p>
      <text:h text:style-name="P27" text:outline-level="2">uint8_t OS_QueueOut(OS_Queue_t* pQueue, uint8_t *pByte)</text:h>
      <text:p text:style-name="P2">Get an element out of a FIFO queue. </text:p>
      <text:p text:style-name="P2">Return value is 1 if queue was empty and no data was copied.</text:p>
      <text:p text:style-name="P2">Element size depends on the queue declaration.</text:p>
      <text:p text:style-name="P2">The Pointer target must be of the same type and size as the source.</text:p>
      <text:h text:style-name="P25" text:outline-level="1">Internal functions (normally not used by the user)</text:h>
      <text:h text:style-name="P26" text:outline-level="2">ISR <text:s/>(OS_ScheduleISR)__attribute__ ((naked,signal)); </text:h>
      <text:p text:style-name="P2">Internal, not to be called by the application;</text:p>
      <text:p text:style-name="P2">OS tick interrupt function (vector defined in FabOS.h)</text:p>
      <text:h text:style-name="P26" text:outline-level="2">void OS_CreateTaskInt( void (*t)(), uint8_t taskNum, uint8_t *stack, uint8_t stackSize ) </text:h>
      <text:p text:style-name="P2">Internal, not to be called by the application;</text:p>
      <text:p text:style-name="P2">Create a task, function provided as macro for simplification.</text:p>
      <text:h text:style-name="P26" text:outline-level="2">int8_t OS_GetNextTaskNumber()</text:h>
      <text:p text:style-name="P2">Internal: determine the next task to be run according priority.</text:p>
      <text:h text:style-name="P26" text:outline-level="2">void OS_Reschedule()__attribute__ ((naked))</text:h>
      <text:p text:style-name="P2">Trigger re-scheduling according the task priorities.</text:p>
      <text:p text:style-name="P2">Mostly used internally. Could be used externally, but more or less useless, as most OS-API trigger a reschedule anyway.</text:p>
      <text:p text:style-name="P10">(__attribute__ ((naked)) )</text:p>
      <text:h text:style-name="P25" text:outline-level="1">Helper functions</text:h>
      <text:p text:style-name="Text_20_body"><text:span text:style-name="T1">This functions are available, if the functionality in FabOS_config.h is activated.</text:span></text:p>
      <text:h text:style-name="Heading_20_2" text:outline-level="2">void OS_ErrorHook(uint8_t ErrNo)</text:h>
      <text:p text:style-name="Text_20_body">For error detection if <text:s/>OS_USEEXTCHECKS == 1 is used, a function of this name has to be provided. An example may look as follows:</text:p>
      <text:p text:style-name="Text_20_body"/>
      <text:p text:style-name="Code">void OS_ErrorHook(uint8_t ErrNo)</text:p>
      <text:p text:style-name="Code">{</text:p>
      <text:p text:style-name="Code"><text:tab/>static uint8_t dummy =0;</text:p>
      <text:p text:style-name="Code"><text:tab/>switch(ErrNo)</text:p>
      <text:p text:style-name="Code"><text:tab/>{</text:p>
      <text:p text:style-name="Code"><text:tab/><text:tab/>case 2:</text:p>
      <text:p text:style-name="Code"><text:tab/><text:tab/><text:tab/>// OS_WaitEvent: waiting in idle is not allowed</text:p>
      <text:p text:style-name="Code"><text:tab/><text:tab/><text:tab/>break;<text:tab/></text:p>
      <text:p text:style-name="Code"><text:tab/><text:tab/>case 3:</text:p>
      <text:p text:style-name="Code"><text:tab/><text:tab/><text:tab/>// OS_SetAlarm: Multiple alarm per task or alarm<text:line-break/><text:tab/><text:tab/><text:tab/>// redefined</text:p>
      <text:p text:style-name="Code"><text:tab/><text:tab/><text:tab/>break;<text:tab/></text:p>
      <text:p text:style-name="Code"><text:tab/><text:tab/>case 4:</text:p>
      <text:p text:style-name="Code"><text:tab/><text:tab/><text:tab/>// OS_WaitAlarm: waiting in idle is not allowed</text:p>
      <text:p text:style-name="Code"><text:tab/><text:tab/><text:tab/>break;<text:tab/></text:p>
      <text:p text:style-name="Code"><text:tab/><text:tab/>default:</text:p>
      <text:p text:style-name="Code"><text:tab/><text:tab/><text:tab/>break;<text:tab/></text:p>
      <text:p text:style-name="Code"><text:tab/>}</text:p>
      <text:p text:style-name="Code">}</text:p>
      <text:p text:style-name="Text_20_body">The code may be modified as needed.</text:p>
      <text:h text:style-name="P26" text:outline-level="2">uint16_t OS_GetUnusedStack (uint8_t TaskID)</text:h>
      <text:p text:style-name="P2">Get the unused stack space for any task.</text:p>
      <text:p text:style-name="P2">The parameter is the Task ID. For the idle task specify NUMTASKS.</text:p>
      <text:h text:style-name="Heading_20_2" text:outline-level="2">void OS_GetTicks(uint32_t* pTime) </text:h>
      <text:p text:style-name="Text_20_body">Get the elapsed OS-ticks (count of elapsed OS-ISR events)</text:p>
      <text:p text:style-name="Text_20_body">Can be used to implement a precise time information.</text:p>
      <text:h text:style-name="Heading_20_2" text:outline-level="2">uint8_t OS_GetQueueSpace(OS_Queue_t* pQueue)</text:h>
      <text:p text:style-name="Text_20_body">Get the number of unused queue elements in a queue.</text:p>
      <text:p text:style-name="Text_20_body">The parameter is a pointer to the queue.</text:p>
      <text:h text:style-name="Heading_20_1" text:outline-level="1">Programming hints</text:h>
      <text:h text:style-name="Heading_20_2" text:outline-level="2">Create a cyclic task</text:h>
      <text:p text:style-name="Text_20_body">To create a cyclic task, just set an alarm for the next activation directly after waiting for it. <text:s/>"myOS.CurrTask" could be replaced by the task ID.</text:p>
      <text:p text:style-name="Code">void myCyclicTask() </text:p>
      <text:p text:style-name="Code">{</text:p>
      <text:p text:style-name="Code"><text:tab/>OS_SetAlarm(myOS.CurrTask,10);</text:p>
      <text:p text:style-name="Code"><text:tab/>while(1)</text:p>
      <text:p text:style-name="Code"><text:tab/>{</text:p>
      <text:p text:style-name="Code"><text:tab/><text:tab/>OS_WaitAlarm();</text:p>
      <text:p text:style-name="Code"><text:tab/><text:tab/>OS_SetAlarm(myOS.CurrTask,10);</text:p>
      <text:p text:style-name="Code"><text:tab/><text:tab/>// this is a cyclic task, which runs every 10 ticks</text:p>
      <text:p text:style-name="Code"><text:tab/><text:tab/>// TODO add your code here</text:p>
      <text:p text:style-name="Code"><text:tab/>}</text:p>
      <text:p text:style-name="Code">}</text:p>
      <text:p text:style-name="Text_20_body">Attention: do not use the alarm again within this task.</text:p>
      <text:p text:style-name="Text_20_body">To have cyclic tasks, which can wait for alarms, a more sophisticated concept using one task for distributing events, which release the other tasks, is suggested.</text:p>
      <text:p text:style-name="Text_20_body"/>
      <text:h text:style-name="Heading_20_1" text:outline-level="1">Program example</text:h>
      <text:p text:style-name="Text_20_body">This is the main.c of a onboard datalogger.</text:p>
      <text:p text:style-name="Text_20_body">The Code, which actually does stuff, is omitted here.</text:p>
      <text:p text:style-name="Text_20_body"/>
      <text:p text:style-name="Code_5f_small">/*</text:p>
      <text:p text:style-name="Code_5f_small"><text:tab/>OBD4</text:p>
      <text:p text:style-name="Code_5f_small"/>
      <text:p text:style-name="Code_5f_small"><text:tab/>Features:</text:p>
      <text:p text:style-name="Code_5f_small"><text:tab/>* RTC Time-Keeping</text:p>
      <text:p text:style-name="Code_5f_small"><text:tab/>* GPS serial analysis NMEA</text:p>
      <text:p text:style-name="Code_5f_small"><text:tab/>* g-meter analog</text:p>
      <text:p text:style-name="Code_5f_small"><text:tab/>* 4 analog inputs</text:p>
      <text:p text:style-name="Code_5f_small"><text:tab/>* DS18S20 temperature sensor</text:p>
      <text:p text:style-name="Code_5f_small"><text:tab/>* Power good sensing</text:p>
      <text:p text:style-name="Code_5f_small"><text:tab/>* SD-card</text:p>
      <text:p text:style-name="Code_5f_small"><text:tab/>* LCD</text:p>
      <text:p text:style-name="Code_5f_small"/>
      <text:p text:style-name="Code_5f_small"><text:tab/>Tasks:</text:p>
      <text:p text:style-name="Code_5f_small"/>
      <text:p text:style-name="Code_5f_small"><text:tab/>LCD (1s)</text:p>
      <text:p text:style-name="Code_5f_small"><text:tab/>DS18S20 acquisition (bit-banging)</text:p>
      <text:p text:style-name="Code_5f_small"><text:tab/>AD conversion including g-meter (+int)</text:p>
      <text:p text:style-name="Code_5f_small"><text:tab/>SD-card writing with power good from ISR</text:p>
      <text:p text:style-name="Code_5f_small"><text:tab/>NMEA GPS-analysis (+int)</text:p>
      <text:p text:style-name="Code_5f_small"><text:tab/>Idle: RTC</text:p>
      <text:p text:style-name="Code_5f_small">*/</text:p>
      <text:p text:style-name="Code_5f_small"/>
      <text:p text:style-name="Code_5f_small">#include "OS/FabOS.h"</text:p>
      <text:p text:style-name="Code_5f_small">#include "nmea.h"</text:p>
      <text:p text:style-name="Code_5f_small">#include "main.h"</text:p>
      <text:p text:style-name="Code_5f_small"/>
      <text:p text:style-name="Code_5f_small">OS_DeclareTask(TaskSD,200);</text:p>
      <text:p text:style-name="Code_5f_small">OS_DeclareTask(TaskDS1820,200);</text:p>
      <text:p text:style-name="Code_5f_small">OS_DeclareTask(TaskADC,200);</text:p>
      <text:p text:style-name="Code_5f_small">OS_DeclareTask(TaskLCD,200);</text:p>
      <text:p text:style-name="Code_5f_small">OS_DeclareTask(TaskNMEA,200);</text:p>
      <text:p text:style-name="Code_5f_small"/>
      <text:p text:style-name="Code_5f_small">OS_DeclareQueue(NMEAQueue,50,1); // type: OS_Queue_t</text:p>
      <text:p text:style-name="Code_5f_small"/>
      <text:p text:style-name="Code_5f_small">#define MutexIO 0</text:p>
      <text:p text:style-name="Code_5f_small">#define MutexGPS 1</text:p>
      <text:p text:style-name="Code_5f_small"/>
      <text:p text:style-name="Code_5f_small">// Other stuff</text:p>
      <text:p text:style-name="Code_5f_small"/>
      <text:p text:style-name="Code_5f_small">struct </text:p>
      <text:p text:style-name="Code_5f_small"><text:tab/>{</text:p>
      <text:p text:style-name="Code_5f_small"><text:tab/><text:tab/>uint16_t ADC1;</text:p>
      <text:p text:style-name="Code_5f_small"><text:tab/><text:tab/>uint16_t ADC2;</text:p>
      <text:p text:style-name="Code_5f_small"><text:tab/><text:tab/>uint16_t ADC3;</text:p>
      <text:p text:style-name="Code_5f_small"><text:tab/><text:tab/>uint16_t ADC4;</text:p>
      <text:p text:style-name="Code_5f_small"><text:tab/><text:tab/>uint16_t Acc_X;</text:p>
      <text:p text:style-name="Code_5f_small"><text:tab/><text:tab/>uint16_t Acc_Y;</text:p>
      <text:p text:style-name="Code_5f_small"><text:tab/><text:tab/>uint16_t Temp1; // DS18s20</text:p>
      <text:p text:style-name="Code_5f_small"><text:tab/><text:tab/>uint16_t Temp2;</text:p>
      <text:p text:style-name="Code_5f_small"><text:tab/><text:tab/>uint16_t Voltage;</text:p>
      <text:p text:style-name="Code_5f_small"><text:tab/>} MyIOs;</text:p>
      <text:p text:style-name="Code_5f_small"/>
      <text:p text:style-name="Code_5f_small">GpsInfo_t MyGPS;</text:p>
      <text:p text:style-name="Code_5f_small">void CPU_init(void);</text:p>
      <text:p text:style-name="Code_5f_small"/>
      <text:p text:style-name="Code_5f_small">int main(void)</text:p>
      <text:p text:style-name="Code_5f_small">{</text:p>
      <text:p text:style-name="Code_5f_small"><text:tab/>CPU_init();</text:p>
      <text:p text:style-name="Code_5f_small"/>
      <text:p text:style-name="Code_5f_small"><text:tab/>OS_CreateTask(TaskSD,TID_SD);</text:p>
      <text:p text:style-name="Code_5f_small"><text:tab/>OS_CreateTask(TaskDS1820,TID_DS);</text:p>
      <text:p text:style-name="Code_5f_small"><text:tab/>OS_CreateTask(TaskADC,TID_ADC);<text:tab/></text:p>
      <text:p text:style-name="Code_5f_small"><text:tab/>OS_CreateTask(TaskLCD,TID_LCD);</text:p>
      <text:p text:style-name="Code_5f_small"><text:tab/>OS_CreateTask(TaskNMEA,TID_NMEA);</text:p>
      <text:p text:style-name="Code_5f_small"/>
      <text:p text:style-name="Code_5f_small"><text:tab/>OS_StartExecution();</text:p>
      <text:p text:style-name="Code_5f_small"><text:tab/>while(1)</text:p>
      <text:p text:style-name="Code_5f_small"><text:soft-page-break/><text:tab/>{</text:p>
      <text:p text:style-name="Code_5f_small"><text:tab/><text:tab/>// take care of the RTC</text:p>
      <text:p text:style-name="Code_5f_small"><text:tab/>}</text:p>
      <text:p text:style-name="Code_5f_small">}</text:p>
      <text:p text:style-name="Code_5f_small"/>
      <text:p text:style-name="Code_5f_small">void TaskSD(void)</text:p>
      <text:p text:style-name="Code_5f_small">{</text:p>
      <text:p text:style-name="Code_5f_small"><text:tab/>while(1)</text:p>
      <text:p text:style-name="Code_5f_small"><text:tab/>{</text:p>
      <text:p text:style-name="Code_5f_small"><text:tab/><text:tab/>OS_WaitEvent(EVNT_Go); // sent by ADC</text:p>
      <text:p text:style-name="Code_5f_small"/>
      <text:p text:style-name="Code_5f_small"><text:tab/><text:tab/>OS_MutexGet(MutexGPS);</text:p>
      <text:p text:style-name="Code_5f_small"><text:tab/><text:tab/>// do write actual coordinates</text:p>
      <text:p text:style-name="Code_5f_small"><text:tab/><text:tab/>OS_MutexRelease(MutexGPS);</text:p>
      <text:p text:style-name="Code_5f_small"/>
      <text:p text:style-name="Code_5f_small"><text:tab/><text:tab/>OS_MutexGet(MutexIO);</text:p>
      <text:p text:style-name="Code_5f_small"><text:tab/><text:tab/>// do write the stuff</text:p>
      <text:p text:style-name="Code_5f_small"><text:tab/><text:tab/>OS_MutexRelease(MutexIO);</text:p>
      <text:p text:style-name="Code_5f_small"><text:tab/>}</text:p>
      <text:p text:style-name="Code_5f_small">}</text:p>
      <text:p text:style-name="Code_5f_small"/>
      <text:p text:style-name="Code_5f_small">void TaskDS1820(void)</text:p>
      <text:p text:style-name="Code_5f_small">{</text:p>
      <text:p text:style-name="Code_5f_small"><text:tab/>while(1)</text:p>
      <text:p text:style-name="Code_5f_small"><text:tab/>{</text:p>
      <text:p text:style-name="Code_5f_small"><text:tab/><text:tab/>OS_WaitEvent(EVNT_Go); // sent by LCD, 1s beat</text:p>
      <text:p text:style-name="Code_5f_small"><text:tab/><text:tab/>// do DS18s20 acquisition</text:p>
      <text:p text:style-name="Code_5f_small"/>
      <text:p text:style-name="Code_5f_small"><text:tab/><text:tab/>//use</text:p>
      <text:p text:style-name="Code_5f_small"><text:tab/><text:tab/>OS_WaitTicks(75); <text:s/>//750ms conversion time</text:p>
      <text:p text:style-name="Code_5f_small"/>
      <text:p text:style-name="Code_5f_small"/>
      <text:p text:style-name="Code_5f_small"><text:tab/><text:tab/>OS_MutexGet(MutexIO);</text:p>
      <text:p text:style-name="Code_5f_small"><text:tab/><text:tab/>// set values</text:p>
      <text:p text:style-name="Code_5f_small"><text:tab/><text:tab/>OS_MutexRelease(MutexIO);</text:p>
      <text:p text:style-name="Code_5f_small"><text:tab/>}</text:p>
      <text:p text:style-name="Code_5f_small">}</text:p>
      <text:p text:style-name="Code_5f_small"/>
      <text:p text:style-name="Code_5f_small">void TaskADC(void)</text:p>
      <text:p text:style-name="Code_5f_small">{</text:p>
      <text:p text:style-name="Code_5f_small"><text:tab/>OS_SetAlarm(TID_ADC,10); // every 100ms</text:p>
      <text:p text:style-name="Code_5f_small"><text:tab/>while(1)</text:p>
      <text:p text:style-name="Code_5f_small"><text:tab/>{</text:p>
      <text:p text:style-name="Code_5f_small"><text:tab/><text:tab/>OS_WaitAlarm();</text:p>
      <text:p text:style-name="Code_5f_small"><text:tab/><text:tab/>OS_SetAlarm(TID_ADC,10); // every 100ms</text:p>
      <text:p text:style-name="Code_5f_small"/>
      <text:p text:style-name="Code_5f_small"><text:tab/><text:tab/>OS_MutexGet(MutexIO);</text:p>
      <text:p text:style-name="Code_5f_small"><text:tab/><text:tab/>// set values</text:p>
      <text:p text:style-name="Code_5f_small"><text:tab/><text:tab/>OS_MutexRelease(MutexIO);</text:p>
      <text:p text:style-name="Code_5f_small"><text:tab/><text:tab/>if(/*big value change and voltage ok*/1)</text:p>
      <text:p text:style-name="Code_5f_small"><text:tab/><text:tab/>{</text:p>
      <text:p text:style-name="Code_5f_small"><text:tab/><text:tab/><text:tab/>OS_SetEvent(TID_SD,EVNT_Go);</text:p>
      <text:p text:style-name="Code_5f_small"><text:tab/><text:tab/>}</text:p>
      <text:p text:style-name="Code_5f_small"><text:tab/>}</text:p>
      <text:p text:style-name="Code_5f_small">}</text:p>
      <text:p text:style-name="Code_5f_small"/>
      <text:p text:style-name="Code_5f_small">void TaskLCD(void)</text:p>
      <text:p text:style-name="Code_5f_small">{</text:p>
      <text:p text:style-name="Code_5f_small"><text:tab/>OS_SetAlarm(TID_LCD,100); // every second</text:p>
      <text:p text:style-name="Code_5f_small"><text:tab/>while(1)</text:p>
      <text:p text:style-name="Code_5f_small"><text:tab/>{</text:p>
      <text:p text:style-name="Code_5f_small"><text:tab/><text:tab/>OS_WaitAlarm();</text:p>
      <text:p text:style-name="Code_5f_small"><text:tab/><text:tab/>OS_SetAlarm(TID_LCD,100); // every second</text:p>
      <text:p text:style-name="Code_5f_small"/>
      <text:p text:style-name="Code_5f_small"><text:tab/><text:tab/>OS_MutexGet(MutexIO);</text:p>
      <text:p text:style-name="Code_5f_small"><text:tab/><text:tab/>// display stuff</text:p>
      <text:p text:style-name="Code_5f_small"><text:tab/><text:tab/>OS_MutexRelease(MutexIO);</text:p>
      <text:p text:style-name="Code_5f_small"/>
      <text:p text:style-name="Code_5f_small"><text:tab/><text:tab/>OS_MutexGet(MutexGPS);</text:p>
      <text:p text:style-name="Code_5f_small"><text:tab/><text:tab/>// display actual coordinates</text:p>
      <text:p text:style-name="Code_5f_small"><text:tab/><text:tab/>OS_MutexRelease(MutexGPS);</text:p>
      <text:p text:style-name="Code_5f_small"/>
      <text:p text:style-name="Code_5f_small"><text:tab/><text:tab/>OS_SetEvent(TID_DS,EVNT_Go); // wake up the DS18s20 Task</text:p>
      <text:p text:style-name="Code_5f_small"><text:tab/>}</text:p>
      <text:p text:style-name="Code_5f_small">}</text:p>
      <text:p text:style-name="Code_5f_small"/>
      <text:p text:style-name="Code_5f_small">void TaskNMEA(void)</text:p>
      <text:p text:style-name="Code_5f_small"><text:soft-page-break/>{</text:p>
      <text:p text:style-name="Code_5f_small"><text:tab/>uint8_t byte,ret,i;</text:p>
      <text:p text:style-name="Code_5f_small"><text:tab/>uint8_t packet[50];<text:tab/></text:p>
      <text:p text:style-name="Code_5f_small"/>
      <text:p text:style-name="Code_5f_small"><text:tab/>while(1)</text:p>
      <text:p text:style-name="Code_5f_small"><text:tab/>{</text:p>
      <text:p text:style-name="Code_5f_small"><text:tab/><text:tab/>ret = OS_WaitEventTimeout(EVNT_Go|EVNT_Error,200); </text:p>
      <text:p text:style-name="Code_5f_small"><text:tab/><text:tab/>// sent by ISR, new message complete, if no Message, timeout.after 2 s</text:p>
      <text:p text:style-name="Code_5f_small"><text:tab/><text:tab/>if(ret == 0 || ret &amp; EVNT_Error)</text:p>
      <text:p text:style-name="Code_5f_small"><text:tab/><text:tab/>{</text:p>
      <text:p text:style-name="Code_5f_small"><text:tab/><text:tab/><text:tab/>while(!OS_QueueOut(&amp;NMEAQueue, &amp;byte)); // empty the queue</text:p>
      <text:p text:style-name="Code_5f_small"/>
      <text:p text:style-name="Code_5f_small"><text:tab/><text:tab/><text:tab/>// invalidate GPS data</text:p>
      <text:p text:style-name="Code_5f_small"><text:tab/><text:tab/>}</text:p>
      <text:p text:style-name="Code_5f_small"><text:tab/><text:tab/>else</text:p>
      <text:p text:style-name="Code_5f_small"><text:tab/><text:tab/>{</text:p>
      <text:p text:style-name="Code_5f_small"><text:tab/><text:tab/><text:tab/>//operate queue</text:p>
      <text:p text:style-name="Code_5f_small"><text:tab/><text:tab/><text:tab/>for(i=0;i&lt;sizeof(packet);i++)</text:p>
      <text:p text:style-name="Code_5f_small"><text:tab/><text:tab/><text:tab/>{</text:p>
      <text:p text:style-name="Code_5f_small"><text:tab/><text:tab/><text:tab/><text:tab/>if(!OS_QueueOut(&amp;NMEAQueue, &amp;byte))</text:p>
      <text:p text:style-name="Code_5f_small"><text:tab/><text:tab/><text:tab/><text:tab/>{</text:p>
      <text:p text:style-name="Code_5f_small"><text:tab/><text:tab/><text:tab/><text:tab/><text:tab/>packet[i] = byte;</text:p>
      <text:p text:style-name="Code_5f_small"><text:tab/><text:tab/><text:tab/><text:tab/>}</text:p>
      <text:p text:style-name="Code_5f_small"><text:tab/><text:tab/><text:tab/><text:tab/>else</text:p>
      <text:p text:style-name="Code_5f_small"><text:tab/><text:tab/><text:tab/><text:tab/>{</text:p>
      <text:p text:style-name="Code_5f_small"><text:tab/><text:tab/><text:tab/><text:tab/><text:tab/>break;</text:p>
      <text:p text:style-name="Code_5f_small"><text:tab/><text:tab/><text:tab/><text:tab/>}</text:p>
      <text:p text:style-name="Code_5f_small"><text:tab/><text:tab/><text:tab/>}</text:p>
      <text:p text:style-name="Code_5f_small"><text:tab/><text:tab/><text:tab/></text:p>
      <text:p text:style-name="Code_5f_small"><text:tab/><text:tab/><text:tab/>//process message byte...</text:p>
      <text:p text:style-name="Code_5f_small"><text:tab/><text:tab/><text:tab/>OS_MutexGet(MutexGPS);</text:p>
      <text:p text:style-name="Code_5f_small"/>
      <text:p text:style-name="Code_5f_small"><text:tab/><text:tab/><text:tab/>// add actual coordinates</text:p>
      <text:p text:style-name="Code_5f_small"><text:tab/><text:tab/><text:tab/>nmeaProcessPacket((char*)packet,&amp;MyGPS);</text:p>
      <text:p text:style-name="Code_5f_small"><text:tab/><text:tab/><text:tab/><text:tab/></text:p>
      <text:p text:style-name="Code_5f_small"><text:tab/><text:tab/><text:tab/>OS_MutexRelease(MutexGPS);</text:p>
      <text:p text:style-name="Code_5f_small"><text:tab/><text:tab/>}</text:p>
      <text:p text:style-name="Code_5f_small"><text:tab/>}</text:p>
      <text:p text:style-name="Code_5f_small">}</text:p>
      <text:p text:style-name="Code_5f_small"/>
      <text:p text:style-name="Code_5f_small"/>
      <text:p text:style-name="Code_5f_small">void CPU_init(void)</text:p>
      <text:p text:style-name="Code_5f_small">{</text:p>
      <text:p text:style-name="Code_5f_small"><text:tab/>// init cyclic ISR</text:p>
      <text:p text:style-name="Code_5f_small"><text:tab/>TCCR1A = 0b00000000; <text:line-break/><text:tab/>TCCR1B = 0b00000010; //1250 kHZ timer ck<text:line-break/><text:tab/>OCR1A <text:s/>= 12500; //interrupt every 10ms at 10MHz</text:p>
      <text:p text:style-name="Code_5f_small"><text:line-break/><text:tab/>TIMSK1 |= 1&lt;&lt;OCIE1A;</text:p>
      <text:p text:style-name="Code_5f_small">}</text:p>
      <text:p text:style-name="Code_5f_small"/>
      <text:p text:style-name="Code_5f_small">#if OS_USEEXTCHECKS == 1</text:p>
      <text:p text:style-name="Code_5f_small">void OS_ErrorHook(uint8_t ErrNo)</text:p>
      <text:p text:style-name="Code_5f_small">{</text:p>
      <text:p text:style-name="Code_5f_small"><text:tab/>static uint8_t dummy =0;</text:p>
      <text:p text:style-name="Code_5f_small"><text:tab/>switch(ErrNo)</text:p>
      <text:p text:style-name="Code_5f_small"><text:tab/>{</text:p>
      <text:p text:style-name="Code_5f_small"><text:tab/><text:tab/>case 2:</text:p>
      <text:p text:style-name="Code_5f_small"><text:tab/><text:tab/><text:tab/>// OS_WaitEvent: waiting in idle is not allowed</text:p>
      <text:p text:style-name="Code_5f_small"><text:tab/><text:tab/><text:tab/>break;<text:tab/></text:p>
      <text:p text:style-name="Code_5f_small"><text:tab/><text:tab/>case 3:</text:p>
      <text:p text:style-name="Code_5f_small"><text:tab/><text:tab/><text:tab/>// OS_SetAlarm: Multiple alarm per task</text:p>
      <text:p text:style-name="Code_5f_small"><text:tab/><text:tab/><text:tab/>break;<text:tab/></text:p>
      <text:p text:style-name="Code_5f_small"><text:tab/><text:tab/>case 4:</text:p>
      <text:p text:style-name="Code_5f_small"><text:tab/><text:tab/><text:tab/>// OS_WaitAlarm: waiting in idle is not allowed</text:p>
      <text:p text:style-name="Code_5f_small"><text:tab/><text:tab/><text:tab/>break;<text:tab/></text:p>
      <text:p text:style-name="Code_5f_small"><text:tab/><text:tab/>case 6:</text:p>
      <text:p text:style-name="Code_5f_small"><text:tab/><text:tab/><text:tab/>// OS_SetEvent: idle can not handle events</text:p>
      <text:p text:style-name="Code_5f_small"><text:tab/><text:tab/><text:tab/>break;<text:tab/></text:p>
      <text:p text:style-name="Code_5f_small"><text:tab/><text:tab/>default:</text:p>
      <text:p text:style-name="Code_5f_small"><text:tab/><text:tab/><text:tab/>break;<text:tab/></text:p>
      <text:p text:style-name="Code_5f_small"><text:tab/>}</text:p>
      <text:p text:style-name="Code_5f_small"><text:tab/>dummy = ErrNo; // dummy code</text:p>
      <text:p text:style-name="Code_5f_small">}</text:p>
      <text:p text:style-name="Code_5f_small">#end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ans-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499cm" fo:margin-right="0cm" fo:margin-top="0cm" fo:margin-bottom="0cm" fo:text-indent="0cm" style:auto-text-indent="false"/>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499cm" fo:margin-right="0cm" fo:text-indent="0cm" style:auto-text-indent="false" style:page-number="auto" fo:background-color="transparent">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left="0.499cm" fo:margin-right="0cm" fo:margin-top="0cm" fo:margin-bottom="0cm" fo:text-indent="0cm" style:auto-text-indent="false" style:page-number="auto">
        <style:tab-stops/>
      </style:paragraph-properties>
      <style:text-properties style:font-name="Courier New"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_5f_small" style:display-name="Code_small" style:family="paragraph" style:parent-style-name="Code" style:class="text">
      <style:text-properties fo:font-size="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style style:name="MT1" style:family="text">
      <style:text-properties fo:language="en" fo:country="GB" style:language-asian="zxx" style:country-asian="none" style:language-complex="zxx" style:country-complex="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FabOS Programmers Guide<text:tab/><text:page-number text:select-page="current">18</text:page-number>/<text:page-count>18</text:page-count><text:tab/><text:span text:style-name="MT1">©</text:span> 2010 by Fabian Huslik</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3</meta:creation-date>
    <meta:editing-duration>PT22H00M28S</meta:editing-duration>
    <meta:editing-cycles>53</meta:editing-cycles>
    <meta:generator>OpenOffice.org/3.2$Win32 OpenOffice.org_project/320m12$Build-9483</meta:generator>
    <dc:date>2010-03-22T01:06:18.94</dc:date>
    <dc:creator>Fabian Huslik</dc:creator>
    <meta:document-statistic meta:table-count="0" meta:image-count="0" meta:object-count="0" meta:page-count="18" meta:paragraph-count="499" meta:word-count="3024" meta:character-count="19912"/>
    <meta:user-defined meta:name="Info 1"/>
    <meta:user-defined meta:name="Info 2"/>
    <meta:user-defined meta:name="Info 3"/>
    <meta:user-defined meta:name="Info 4"/>
  </office:meta>
</office:document-meta>
</file>